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6.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6.3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.8cm" svg:height="3.5cm" svg:x="7.2cm" svg:y="4.4cm">
          <text:p text:style-name="P1">Waiting for ev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8cm" svg:height="3.5cm" svg:x="1.6cm" svg:y="11.8cm">
          <text:p text:style-name="P1">Return chan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3.5cm" svg:x="1.7cm" svg:y="1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8cm" svg:height="3.5cm" svg:x="12.1cm" svg:y="10.4cm">
          <text:p text:style-name="P1">Give drin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3.5cm" svg:x="12.1cm" svg:y="16cm">
          <text:p text:style-name="P1">Return chan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3.5cm" svg:x="12cm" svg:y="21.9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2cm" svg:y1="6.15cm" svg:x2="5cm" svg:y2="11.8cm" draw:start-shape="id1" draw:start-glue-point="3" draw:end-shape="id2" draw:end-glue-point="0" svg:d="M7200 6150h-2200v5650" svg:viewBox="0 0 2201 5651">
          <text:p/>
        </draw:connector>
        <draw:line draw:style-name="gr3" draw:text-style-name="P4" draw:layer="layout" svg:x1="5.1cm" svg:y1="15.3cm" svg:x2="5cm" svg:y2="19cm">
          <text:p/>
        </draw:line>
        <draw:line draw:style-name="gr3" draw:text-style-name="P4" draw:layer="layout" svg:x1="15.5cm" svg:y1="14cm" svg:x2="15.5cm" svg:y2="15.9cm">
          <text:p/>
        </draw:line>
        <draw:line draw:style-name="gr3" draw:text-style-name="P4" draw:layer="layout" svg:x1="15.5cm" svg:y1="20cm" svg:x2="15.5cm" svg:y2="21.7cm">
          <text:p/>
        </draw:line>
        <draw:connector draw:style-name="gr3" draw:text-style-name="P4" draw:layer="layout" svg:x1="14cm" svg:y1="6.15cm" svg:x2="15.5cm" svg:y2="10.4cm" draw:start-shape="id1" draw:start-glue-point="1" draw:end-shape="id3" draw:end-glue-point="0" svg:d="M14000 6150h1500v4250" svg:viewBox="0 0 1501 4251">
          <text:p/>
        </draw:connector>
        <draw:frame draw:style-name="gr4" draw:text-style-name="P5" draw:layer="layout" svg:width="5.6cm" svg:height="2.1cm" svg:x="2.4cm" svg:y="19.9cm">
          <draw:text-box>
            <text:p>Waiting for event</text:p>
          </draw:text-box>
        </draw:frame>
        <draw:frame draw:style-name="gr4" draw:text-style-name="P5" draw:layer="layout" svg:width="5.6cm" svg:height="2.1cm" svg:x="12.7cm" svg:y="22.7cm">
          <draw:text-box>
            <text:p>Waiting for event</text:p>
          </draw:text-box>
        </draw:frame>
        <draw:frame draw:style-name="gr5" draw:text-style-name="P6" draw:layer="layout" svg:width="9.9cm" svg:height="1.8cm" svg:x="7.2cm" svg:y="26.7cm">
          <draw:text-box>
            <text:p>Arbre transi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8:16:30.923755748</meta:creation-date>
    <dc:date>2021-01-06T18:47:42.919777642</dc:date>
    <meta:editing-duration>PT5M55S</meta:editing-duration>
    <meta:editing-cycles>2</meta:editing-cycles>
    <meta:generator>LibreOffice/6.4.6.2$Linux_X86_64 LibreOffice_project/40$Build-2</meta:generator>
    <meta:document-statistic meta:object-count="14"/>
  </office:meta>
</office:document-meta>
</file>